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7.7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61.28mm" svg:y="5.31mm">
            <loext:p draw:notify-on-update-of-ranges="Sheet1.A2:Sheet1.A12 Sheet1.B1:Sheet1.B1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Threads</text:p>
          </table:table-cell>
          <table:table-cell table:style-name="ce1" office:value-type="string" calcext:value-type="string">
            <text:p>Time take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04679" calcext:value-type="float">
            <text:p>0.30467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84342" calcext:value-type="float">
            <text:p>0.2843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15825" calcext:value-type="float">
            <text:p>0.31582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307703" calcext:value-type="float">
            <text:p>0.30770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299879" calcext:value-type="float">
            <text:p>0.29987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307415" calcext:value-type="float">
            <text:p>0.30741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305262" calcext:value-type="float">
            <text:p>0.30526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299826" calcext:value-type="float">
            <text:p>0.29982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294067" calcext:value-type="float">
            <text:p>0.294067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308541" calcext:value-type="float">
            <text:p>0.30854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90586" calcext:value-type="float">
            <text:p>0.290586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(p)</text:p>
          </table:table-cell>
          <table:table-cell table:formula="of:=MIN([.B2:.B12])" office:value-type="float" office:value="0.284342" calcext:value-type="float">
            <text:p>0.284342</text:p>
          </table:table-cell>
        </table:table-row>
        <table:table-row table:style-name="ro1">
          <table:table-cell office:value-type="string" calcext:value-type="string">
            <text:p>T(1)</text:p>
          </table:table-cell>
          <table:table-cell table:formula="of:=[.B2]" office:value-type="float" office:value="0.304679" calcext:value-type="float">
            <text:p>0.304679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f</text:p>
          </table:table-cell>
          <table:table-cell table:formula="of:=(1-([.B14]/[.B15]))/(1-(1/[.B16]))" office:value-type="float" office:value="0.13349787809465" calcext:value-type="float">
            <text:p>0.1334978781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7">00/00/0000</text:date>, <text:time style:data-style-name="N2" text:time-value="15:47:14.6206854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3T16:20:03.171091268</meta:creation-date>
    <dc:date>2018-10-17T15:47:57.685302624</dc:date>
    <meta:editing-duration>PT13M35S</meta:editing-duration>
    <meta:editing-cycles>3</meta:editing-cycles>
    <meta:generator>LibreOffice/5.1.6.2$Linux_X86_64 LibreOffice_project/10m0$Build-2</meta:generator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963cm" svg:y="4.201cm" style:legend-expansion="high" chart:style-name="ch2"/>
        <chart:plot-area chart:style-name="ch3" table:cell-range-address="Sheet1.A2:Sheet1.B12 Sheet1.B1:Sheet1.B1" chart:data-source-has-labels="both" svg:x="0.32cm" svg:y="0.18cm" svg:width="12.323cm" svg:height="8.64cm">
          <chartooo:coordinate-region svg:x="1.232cm" svg:y="0.379cm" svg:width="11.225cm" svg:height="7.794cm"/>
          <chart:axis chart:dimension="x" chart:name="primary-x" chart:style-name="ch4" chartooo:axis-type="auto">
            <chartooo:date-scale/>
            <chart:categories table:cell-range-address="Sheet1.A2:Sheet1.A1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2" chart:label-cell-address="Sheet1.B1:Sheet1.B1" chart:class="chart:line"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take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12</svg:desc>
                </draw:g>
              </table:table-cell>
              <table:table-cell office:value-type="float" office:value="0.304679">
                <text:p>0.304679</text:p>
                <draw:g>
                  <svg:desc>Sheet1.B2:Sheet1.B12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84342">
                <text:p>0.28434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15825">
                <text:p>0.31582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07703">
                <text:p>0.30770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299879">
                <text:p>0.29987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307415">
                <text:p>0.307415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305262">
                <text:p>0.30526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299826">
                <text:p>0.299826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294067">
                <text:p>0.29406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308541">
                <text:p>0.30854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290586">
                <text:p>0.290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